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16pt" style:font-size-asian="16pt"/>
    </style:style>
    <style:style style:name="P3" style:parent-style-name="Subtitle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Hyperlink" style:family="text">
      <style:text-properties style:font-name="Segoe UI Emoji" style:font-name-asian="Segoe UI Emoji" style:font-name-complex="Segoe UI Emoji" fo:font-weight="bold" style:font-weight-asian="bold" style:font-weight-complex="bold" fo:font-style="normal" style:font-style-asian="normal" style:font-style-complex="normal"/>
    </style:style>
    <style:style style:name="P6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ListParagraph" style:list-style-name="LFO10" style:family="paragraph"/>
    <style:style style:name="P9" style:parent-style-name="ListParagraph" style:list-style-name="LFO10" style:family="paragraph"/>
    <style:style style:name="P10" style:parent-style-name="ListParagraph" style:list-style-name="LFO10" style:family="paragraph"/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 fo:color="#92D050"/>
    </style:style>
    <style:style style:name="P12" style:parent-style-name="Normal" style:family="paragraph">
      <style:text-properties fo:font-weight="bold" style:font-weight-asian="bold" style:font-weight-complex="bold" fo:font-style="italic" style:font-style-asian="italic" style:font-style-complex="italic" fo:color="#92D050"/>
    </style:style>
    <style:style style:name="P13" style:parent-style-name="Normal" style:family="paragraph">
      <style:text-properties fo:font-weight="bold" style:font-weight-asian="bold" style:font-weight-complex="bold" fo:font-style="italic" style:font-style-asian="italic" style:font-style-complex="italic" fo:color="#FF0000"/>
    </style:style>
    <style:style style:name="P14" style:parent-style-name="ListParagraph" style:list-style-name="LFO12" style:family="paragraph">
      <style:text-properties fo:font-style="italic" style:font-style-asian="italic" style:font-style-complex="italic"/>
    </style:style>
    <style:style style:name="P15" style:parent-style-name="ListParagraph" style:list-style-name="LFO12" style:family="paragraph">
      <style:text-properties fo:font-style="italic" style:font-style-asian="italic" style:font-style-complex="italic"/>
    </style:style>
    <style:style style:name="P16" style:parent-style-name="Normal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9" style:parent-style-name="Normal" style:family="paragraph">
      <style:paragraph-properties fo:margin-left="0.5in">
        <style:tab-stops/>
      </style:paragraph-properties>
    </style:style>
    <style:style style:name="T20" style:parent-style-name="DefaultParagraphFont" style:family="text">
      <style:text-properties fo:font-weight="bold" style:font-weight-asian="bold" style:font-weight-complex="bold" fo:font-style="italic" style:font-style-asian="italic" style:font-style-complex="italic"/>
    </style:style>
    <style:style style:name="T21" style:parent-style-name="DefaultParagraphFont" style:family="text">
      <style:text-properties fo:font-weight="bold" style:font-weight-asian="bold"/>
    </style:style>
    <style:style style:name="T22" style:parent-style-name="DefaultParagraphFont" style:family="text">
      <style:text-properties fo:font-weight="bold" style:font-weight-asian="bold"/>
    </style:style>
    <style:style style:name="T23" style:parent-style-name="DefaultParagraphFont" style:family="text">
      <style:text-properties fo:font-weight="bold" style:font-weight-asian="bold"/>
    </style:style>
    <style:style style:name="T24" style:parent-style-name="DefaultParagraphFont" style:family="text">
      <style:text-properties fo:font-weight="bold" style:font-weight-asian="bold"/>
    </style:style>
  </office:automatic-styles>
  <office:body>
    <office:text text:use-soft-page-breaks="true">
      <text:p text:style-name="P1"><text:span text:style-name="T2">Übersicht der eBook-zu-PDF Konverter</text:span></text:p>
      <text:p text:style-name="P3"><text:span text:style-name="T4">Online Ebook Converter</text:span><text:a xlink:href="nttps://ebook.online-convert.com/" office:target-frame-name="_top" xlink:show="replace"><text:span text:style-name="T5">🔗👈</text:span></text:a></text:p>
      <text:p text:style-name="P6">Beschreibung:<text:s/></text:p>
      <text:p text:style-name="Normal">Webbasierter Dienst für verschiedene eBook-Formate.</text:p>
      <text:p text:style-name="P7">Features:<text:s/></text:p>
      <text:list text:style-name="LFO10" text:continue-numbering="true">
        <text:list-item>
          <text:p text:style-name="P8">Unterstützt zahlreiche Formate</text:p>
        </text:list-item>
        <text:list-item>
          <text:p text:style-name="P9">einfache Bedienung</text:p>
        </text:list-item>
        <text:list-item>
          <text:p text:style-name="P10">keine App-Installation erforderlich.</text:p>
        </text:list-item>
      </text:list>
      <text:p text:style-name="P11">Vorteile:<text:s/></text:p>
      <text:p text:style-name="P12"/>
      <text:p text:style-name="P13">Nachteile:<text:s/></text:p>
      <text:list text:style-name="LFO12" text:continue-numbering="true">
        <text:list-item>
          <text:p text:style-name="P14">Internetverbindung erforderlich</text:p>
        </text:list-item>
        <text:list-item>
          <text:p text:style-name="P15">mögliche Größenbeschränkung für Dateien.</text:p>
        </text:list-item>
      </text:list>
      <text:p text:style-name="P16"><text:span text:style-name="T17">Website:</text:span><text:span text:style-name="T18"><text:s/></text:span><text:a xlink:href="https://ebook.online-convert.com/" office:target-frame-name="_top" xlink:show="replace"><text:span text:style-name="Hyperlink">Ebook.Online-Convert</text:span></text:a></text:p>
      <text:p text:style-name="P19"><text:span text:style-name="T20">Kommentare:</text:span><text:s/></text:p>
      <text:p text:style-name="IntenseQuote">Ideal für schnelle, gelegentliche Konvertierungen.</text:p>
      <text:p text:style-name="Normal"/>
      <text:p text:style-name="Normal"><text:span text:style-name="T21">CloudConvert</text:span></text:p>
      <text:p text:style-name="Normal">Beschreibung: Online-Service mit Datenschutzfokus.</text:p>
      <text:p text:style-name="Normal">Features: Datenschutzorientiert, Qualitätsbewahrung, anpassbare Konvertierungsoptionen.</text:p>
      <text:p text:style-name="Normal">Nachteile: Begrenzte kostenlose Nutzung, Internetverbindung erforderlich.</text:p>
      <text:p text:style-name="Normal">URL: https://www.cloudconvert.com/</text:p>
      <text:p text:style-name="Normal">Kommentare: Gut für Nutzer, die Wert auf Datenschutz legen.</text:p>
      <text:p text:style-name="Normal"/>
      <text:p text:style-name="Normal"><text:span text:style-name="T22">Convertio</text:span></text:p>
      <text:p text:style-name="Normal">Beschreibung: Vielseitiger Online-Dateikonverter.</text:p>
      <text:soft-page-break/>
      <text:p text:style-name="Normal">Features: Breite Formatunterstützung, benutzerfreundlich, keine Softwareinstallation.</text:p>
      <text:p text:style-name="Normal">Nachteile: Benötigt Internet, mögliche Limitierung bei der Dateigröße.</text:p>
      <text:p text:style-name="Normal">URL: https://convertio.co/de/</text:p>
      <text:p text:style-name="Normal"><text:a xlink:href="https://convertio.co/de/" office:target-frame-name="_top" xlink:show="replace"><text:span text:style-name="Hyperlink">Convertico</text:span></text:a>Kommentare: Nützlich für vielfältige Formatkonvertierungen.</text:p>
      <text:p text:style-name="Normal"/>
      <text:p text:style-name="Normal"><text:span text:style-name="T23">PDF24 Tools</text:span></text:p>
      <text:p text:style-name="Normal">Beschreibung: Sichere Online-Tools zur<text:s/>PDF-Konvertierung.</text:p>
      <text:p text:style-name="Normal">Features: Datensicherheit, keine Installation, auf verschiedenen Systemen nutzbar.</text:p>
      <text:p text:style-name="Normal">Nachteile: Internetverbindung nötig, eventuell begrenzte Funktionalität.</text:p>
      <text:p text:style-name="Normal">URL: https://tools.pdf24.org/de/</text:p>
      <text:p text:style-name="Normal">Kommentare: Empfohlen für Benutzer, die Sicherheit priorisieren.</text:p>
      <text:p text:style-name="Normal"/>
      <text:p text:style-name="Normal"><text:span text:style-name="T24">GroupDocs-Apps</text:span></text:p>
      <text:p text:style-name="Normal">Beschreibung: Webbasierte Konvertierungslösung.</text:p>
      <text:p text:style-name="Normal">Features: Schnelle Konvertierung, keine Installation, datensicher.</text:p>
      <text:p text:style-name="Normal">Nachteile: Erfordert Internet, mögliche Beschränkungen bei der kostenlosen Version.</text:p>
      <text:p text:style-name="Normal">URL: https://products.groupdocs.app/conversion/ebook-to-pdf</text:p>
      <text:p text:style-name="Normal">Kommentare: Geeignet für Nutzer, die eine schnelle und sichere Konvertierung wünschen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/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1Char" style:display-name="Heading 1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BodyText" style:display-name="Body Text" style:family="paragraph" style:parent-style-name="Normal">
      <style:paragraph-properties fo:margin-bottom="0.0833in"/>
      <style:text-properties fo:hyphenate="false"/>
    </style:style>
    <style:style style:name="BodyTextChar" style:display-name="Body Text Char" style:family="text" style:parent-style-name="DefaultParagraphFont"/>
    <style:style style:name="BodyText2" style:display-name="Body Text 2" style:family="paragraph" style:parent-style-name="Normal">
      <style:paragraph-properties fo:margin-bottom="0.0833in" fo:line-height="200%"/>
      <style:text-properties fo:hyphenate="false"/>
    </style:style>
    <style:style style:name="BodyText2Char" style:display-name="Body Text 2 Char" style:family="text" style:parent-style-name="DefaultParagraphFont"/>
    <style:style style:name="BodyText3" style:display-name="Body Text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BodyText3Char" style:display-name="Body Text 3 Char" style:family="text" style:parent-style-name="DefaultParagraphFont">
      <style:text-properties fo:font-size="8pt" style:font-size-asian="8pt" style:font-size-complex="8pt"/>
    </style:style>
    <style:style style:name="List" style:display-name="List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2" style:display-name="List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3" style:display-name="List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ListBullet" style:display-name="List Bullet" style:family="paragraph" style:parent-style-name="Normal" style:list-style-name="LFO1">
      <style:paragraph-properties style:contextual-spacing="true"/>
      <style:text-properties fo:hyphenate="false"/>
    </style:style>
    <style:style style:name="ListBullet2" style:display-name="List Bullet 2" style:family="paragraph" style:parent-style-name="Normal" style:list-style-name="LFO2">
      <style:paragraph-properties style:contextual-spacing="true"/>
      <style:text-properties fo:hyphenate="false"/>
    </style:style>
    <style:style style:name="ListBullet3" style:display-name="List Bullet 3" style:family="paragraph" style:parent-style-name="Normal" style:list-style-name="LFO3">
      <style:paragraph-properties style:contextual-spacing="true"/>
      <style:text-properties fo:hyphenate="false"/>
    </style:style>
    <style:style style:name="ListNumber" style:display-name="List Number" style:family="paragraph" style:parent-style-name="Normal" style:list-style-name="LFO5">
      <style:paragraph-properties style:contextual-spacing="true"/>
      <style:text-properties fo:hyphenate="false"/>
    </style:style>
    <style:style style:name="ListNumber2" style:display-name="List Number 2" style:family="paragraph" style:parent-style-name="Normal" style:list-style-name="LFO6">
      <style:paragraph-properties style:contextual-spacing="true"/>
      <style:text-properties fo:hyphenate="false"/>
    </style:style>
    <style:style style:name="ListNumber3" style:display-name="List Number 3" style:family="paragraph" style:parent-style-name="Normal" style:list-style-name="LFO7">
      <style:paragraph-properties style:contextual-spacing="true"/>
      <style:text-properties fo:hyphenate="false"/>
    </style:style>
    <style:style style:name="ListContinue" style:display-name="List Continue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Continue2" style:display-name="List Continue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Continue3" style:display-name="List Continue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MacroText" style:display-name="Macro Text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MacroTextChar" style:display-name="Macro Text Char" style:family="text" style:parent-style-name="DefaultParagraphFont">
      <style:text-properties style:font-name="Courier" fo:font-size="10pt" style:font-size-asian="10pt" style:font-size-complex="10pt"/>
    </style:style>
    <style:style style:name="Quote" style:display-name="Quote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000000"/>
    </style:style>
    <style:style style:name="Heading4Char" style:display-name="Heading 4 Char" style:family="text" style:parent-style-name="DefaultParagraphFont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Heading5Char" style:display-name="Heading 5 Char" style:family="text" style:parent-style-name="DefaultParagraphFont">
      <style:text-properties style:font-name="Calibri" style:font-name-asian="MS Gothic" style:font-name-complex="Times New Roman" fo:color="#243F60"/>
    </style:style>
    <style:style style:name="Heading6Char" style:display-name="Heading 6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Heading7Char" style:display-name="Heading 7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Heading8Char" style:display-name="Heading 8 Char" style:family="text" style:parent-style-name="DefaultParagraphFont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/>
    </style:style>
    <style:style style:name="IntenseQuote" style:display-name="Intense Quote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IntenseQuoteChar" style:display-name="Intense Quote Char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 fo:color="#808080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 fo:color="#4F81BD"/>
    </style:style>
    <style:style style:name="SubtleReference" style:display-name="Subtle Reference" style:family="text" style:parent-style-name="DefaultParagraphFont">
      <style:text-properties fo:font-variant="small-caps" fo:color="#C0504D" style:text-underline-type="single" style:text-underline-style="solid" style:text-underline-width="auto" style:text-underline-mode="continuous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font-variant="small-caps" fo:letter-spacing="0.0034in"/>
    </style:style>
    <style:style style:name="TOCHeading" style:display-name="TOC Heading" style:family="paragraph" style:parent-style-name="Heading1" style:next-style-name="Normal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LVL1" style:family="text">
      <style:text-properties style:font-name="Symbol"/>
    </style: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3LVL1" style:family="text">
      <style:text-properties style:font-name="Symbol"/>
    </style: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4LVL1" style:family="text">
      <style:text-properties style:font-name="Symbol"/>
    </style:style>
    <text:list-style style:name="LFO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="Symbol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8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>generated by python-docx</dc:description>
    <dc:subject/>
    <meta:initial-creator>python-docx</meta:initial-creator>
    <dc:creator>Philipp Juen</dc:creator>
    <meta:creation-date>2024-01-10T19:12:00Z</meta:creation-date>
    <dc:date>2024-01-10T19:12:00Z</dc:date>
    <meta:template xlink:href="Normal.dotm" xlink:type="simple"/>
    <meta:editing-cycles>35</meta:editing-cycles>
    <meta:editing-duration>PT0S</meta:editing-duration>
    <meta:document-statistic meta:page-count="1" meta:paragraph-count="3" meta:word-count="281" meta:character-count="1883" meta:row-count="13" meta:non-whitespace-character-count="1605"/>
  </office:meta>
</office:document-meta>
</file>